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5">
      <style:paragraph-properties>
        <style:tab-stops>
          <style:tab-stop style:position="1.058cm"/>
        </style:tab-stops>
      </style:paragraph-properties>
    </style:style>
    <style:style style:name="P2" style:family="paragraph" style:parent-style-name="Preformatted_20_Text">
      <style:paragraph-properties fo:margin-top="0cm" fo:margin-bottom="0.499cm" loext:contextual-spacing="false" style:writing-mode="lr-tb"/>
    </style:style>
    <style:style style:name="P3" style:family="paragraph" style:parent-style-name="Standard">
      <style:paragraph-properties>
        <style:tab-stops>
          <style:tab-stop style:position="1.058cm"/>
        </style:tab-stops>
      </style:paragraph-properties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0"/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5"/>
    <style:style style:name="P19" style:family="paragraph" style:parent-style-name="Text_20_body" style:list-style-name="L16"/>
    <style:style style:name="P20" style:family="paragraph" style:parent-style-name="Text_20_body" style:list-style-name="L17"/>
    <style:style style:name="P21" style:family="paragraph" style:parent-style-name="Text_20_body" style:list-style-name="L18"/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 text:start-value="2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 text:start-value="3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5" text:outline-level="5">You said:</text:h>
      <text:p text:style-name="Text_20_body">tting up libappstream-glib8:amd64 (0.7.16-1ubuntu2) ... Setting up libostree-1-1:amd64 (2020.3-1) ... Setting up flatpak (1.6.5-0ubuntu0.5) ... Processing triggers for man-db (2.9.1-1) ... Processing triggers for dbus (1.12.16-2ubuntu2.3) ... Processing triggers for libc-bin (2.31-0ubuntu9.9) ... sakthees-monk@saktheesmonk-desktop:~$ flatpak run com.usebottles.bottles Note that the directories '/var/lib/flatpak/exports/share' '/home/sakthees-monk/.local/share/flatpak/exports/share' are not in the search path set by the XDG_DATA_DIRS environment variable, so applications installed by Flatpak may not appear on your desktop until the session is restarted. error: app/com.usebottles.bottles/x86_64/master not installed sakthees-monk@saktheesmonk-desktop:~$ </text:p>
      <text:h text:style-name="Heading_20_6" text:outline-level="6">ChatGPT said:</text:h>
      <text:p text:style-name="Text_20_body">The error message you're seeing:</text:p>
      <text:p text:style-name="P2"><text:span text:style-name="Source_20_Text">error: app/com.usebottles.bottles/x86_64/master not installed</text:span></text:p>
      <text:p text:style-name="Text_20_body">means that the <text:span text:style-name="Strong_20_Emphasis">Bottles</text:span> application is <text:span text:style-name="Strong_20_Emphasis">not yet installed</text:span> via Flatpak on your system. The <text:span text:style-name="Source_20_Text">flatpak run</text:span> command only works for already-installed applications.</text:p>
      <text:h text:style-name="Heading_20_3" text:outline-level="3">To fix this, follow these steps:</text:h>
      <text:list xml:id="list2780547097" text:style-name="L1">
        <text:list-item>
          <text:p text:style-name="P4"><text:span text:style-name="Strong_20_Emphasis">Install Bottles using Flatpak:</text:span></text:p>
        </text:list-item>
      </text:list>
      <text:p text:style-name="P2"><text:span text:style-name="Source_20_Text">flatpak install flathub com.usebottles.bottles</text:span></text:p>
      <text:list xml:id="list4029634308" text:style-name="L2">
        <text:list-item>
          <text:p text:style-name="P5"><text:span text:style-name="Strong_20_Emphasis">Run Bottles after installation:</text:span></text:p>
        </text:list-item>
      </text:list>
      <text:p text:style-name="P2"><text:span text:style-name="Source_20_Text">flatpak run com.usebottles.bottles</text:span></text:p>
      <text:p text:style-name="Horizontal_20_Line"/>
      <text:h text:style-name="Heading_20_3" text:outline-level="3">Optional: Fix the XDG_DATA_DIRS warning</text:h>
      <text:p text:style-name="Text_20_body">To avoid issues with desktop integration, consider adding Flatpak export paths to your <text:span text:style-name="Source_20_Text">XDG_DATA_DIRS</text:span> variable.</text:p>
      <text:p text:style-name="Text_20_body">Add this line to your shell configuration file (e.g., <text:span text:style-name="Source_20_Text">.bashrc</text:span>, <text:span text:style-name="Source_20_Text">.zshrc</text:span>, or <text:span text:style-name="Source_20_Text">.profile</text:span>):</text:p>
      <text:p text:style-name="P2"><text:span text:style-name="Source_20_Text">export XDG_DATA_DIRS="/var/lib/flatpak/exports/share:/home/$USER/.local/share/flatpak/exports/share:$XDG_DATA_DIRS"</text:span></text:p>
      <text:p text:style-name="Text_20_body">Then reload your session or run:</text:p>
      <text:p text:style-name="P2"><text:span text:style-name="Source_20_Text">source ~/.bashrc <text:s/># or the appropriate file</text:span></text:p>
      <text:p text:style-name="Text_20_body">Let me know if you'd like help installing or configuring anything else!</text:p>
      <text:h text:style-name="Heading_20_5" text:outline-level="5">You said:</text:h>
      <text:p text:style-name="Text_20_body">sakthees-monk@saktheesmonk-desktop:~$ flatpak install flathub com.usebottles.bottles Note that the directories '/var/lib/flatpak/exports/share' '/home/sakthees-monk/.local/share/flatpak/exports/share' are not in the search path set by the XDG_DATA_DIRS environment variable, so applications installed by Flatpak may not appear on your desktop until the session is restarted. Looking for matches… error: No remote refs found similar to ‘flathub’</text:p>
      <text:h text:style-name="Heading_20_6" text:outline-level="6"><text:soft-page-break/>ChatGPT said:</text:h>
      <text:p text:style-name="Text_20_body">The error:</text:p>
      <text:p text:style-name="P2"><text:span text:style-name="Source_20_Text">error: No remote refs found similar to ‘flathub’</text:span></text:p>
      <text:p text:style-name="Text_20_body">means that <text:span text:style-name="Strong_20_Emphasis">Flatpak doesn't know about the Flathub repository yet</text:span>, so it cannot find the Bottles application.</text:p>
      <text:h text:style-name="Heading_20_3" text:outline-level="3">✅ Solution: Add the Flathub repository</text:h>
      <text:p text:style-name="Text_20_body">Run this command to add Flathub:</text:p>
      <text:p text:style-name="P2"><text:span text:style-name="Source_20_Text">flatpak remote-add --if-not-exists flathub https://flathub.org/repo/flathub.flatpakrepo</text:span></text:p>
      <text:p text:style-name="Text_20_body">Then, try installing Bottles again:</text:p>
      <text:p text:style-name="P2"><text:span text:style-name="Source_20_Text">flatpak install flathub com.usebottles.bottles</text:span></text:p>
      <text:p text:style-name="Horizontal_20_Line"/>
      <text:h text:style-name="Heading_20_3" text:outline-level="3">🔄 Optional: Restart your session</text:h>
      <text:p text:style-name="Text_20_body">To ensure proper desktop integration (menus/icons working), either:</text:p>
      <text:list xml:id="list4011481584" text:style-name="L3">
        <text:list-item>
          <text:p text:style-name="P6">Log out and log back in<text:line-break/><text:span text:style-name="Strong_20_Emphasis">or</text:span></text:p>
        </text:list-item>
        <text:list-item>
          <text:p text:style-name="P6">Add the following line to your <text:span text:style-name="Source_20_Text">.profile</text:span> or <text:span text:style-name="Source_20_Text">.bashrc</text:span> file:</text:p>
        </text:list-item>
      </text:list>
      <text:p text:style-name="P2"><text:span text:style-name="Source_20_Text">export XDG_DATA_DIRS="/var/lib/flatpak/exports/share:/home/$USER/.local/share/flatpak/exports/share:$XDG_DATA_DIRS"</text:span></text:p>
      <text:p text:style-name="Text_20_body">Then run:</text:p>
      <text:p text:style-name="P2"><text:span text:style-name="Source_20_Text">source ~/.profile <text:s text:c="2"/># or ~/.bashrc depending on where you added it</text:span></text:p>
      <text:p text:style-name="Text_20_body">Let me know if you want to continue setting up Bottles or need help with anything Wine-related!</text:p>
      <text:h text:style-name="Heading_20_5" text:outline-level="5">You said:</text:h>
      <text:p text:style-name="Text_20_body">/home/sakthees-monk export XDG_DATA_DIRS="/var/lib/flatpak/exports/share:/home/$USER/.local/share/flatpak/exports/share:$XDG_DATA_DIRS" change above given </text:p>
      <text:h text:style-name="Heading_20_6" text:outline-level="6">ChatGPT said:</text:h>
      <text:p text:style-name="Text_20_body">Sure! You want to modify this line:</text:p>
      <text:p text:style-name="P2"><text:span text:style-name="Source_20_Text">export XDG_DATA_DIRS="/var/lib/flatpak/exports/share:/home/$USER/.local/share/flatpak/exports/share:$XDG_DATA_DIRS"</text:span></text:p>
      <text:p text:style-name="Text_20_body">to explicitly use your home directory path (<text:span text:style-name="Source_20_Text">/home/sakthees-monk</text:span>) instead of <text:span text:style-name="Source_20_Text">$USER</text:span>.</text:p>
      <text:p text:style-name="Text_20_body">Here is the updated line:</text:p>
      <text:p text:style-name="P2"><text:span text:style-name="Source_20_Text">export XDG_DATA_DIRS="/var/lib/flatpak/exports/share:/home/sakthees-monk/.local/share/flatpak/exports/share:$XDG_DATA_DIRS"</text:span></text:p>
      <text:p text:style-name="Horizontal_20_Line"/>
      <text:h text:style-name="Heading_20_3" text:outline-level="3"><text:soft-page-break/>✅ How to Apply It</text:h>
      <text:list xml:id="list3570223403" text:style-name="L4">
        <text:list-item>
          <text:p text:style-name="P7">Open your terminal.</text:p>
        </text:list-item>
        <text:list-item>
          <text:p text:style-name="P7">Edit your profile file (e.g., <text:span text:style-name="Source_20_Text">.profile</text:span>, <text:span text:style-name="Source_20_Text">.bashrc</text:span>, or <text:span text:style-name="Source_20_Text">.zshrc</text:span>):</text:p>
        </text:list-item>
      </text:list>
      <text:p text:style-name="P2"><text:span text:style-name="Source_20_Text">nano ~/.profile</text:span></text:p>
      <text:list xml:id="list2479158052" text:style-name="L5">
        <text:list-item>
          <text:p text:style-name="P8">Add this line at the bottom:</text:p>
        </text:list-item>
      </text:list>
      <text:p text:style-name="P2"><text:span text:style-name="Source_20_Text">export XDG_DATA_DIRS="/var/lib/flatpak/exports/share:/home/sakthees-monk/.local/share/flatpak/exports/share:$XDG_DATA_DIRS"</text:span></text:p>
      <text:list xml:id="list3555625226" text:style-name="L6">
        <text:list-item>
          <text:p text:style-name="P9">Save and exit (<text:span text:style-name="Source_20_Text">Ctrl+O</text:span>, <text:span text:style-name="Source_20_Text">Enter</text:span>, then <text:span text:style-name="Source_20_Text">Ctrl+X</text:span>).</text:p>
        </text:list-item>
        <text:list-item>
          <text:p text:style-name="P9">Apply the changes without rebooting:</text:p>
        </text:list-item>
      </text:list>
      <text:p text:style-name="P2"><text:span text:style-name="Source_20_Text">source ~/.profile</text:span></text:p>
      <text:p text:style-name="Text_20_body">Let me know if you want to confirm that Flatpak apps are now showing in your menu or working correctly.</text:p>
      <text:h text:style-name="Heading_20_5" text:outline-level="5">You said:</text:h>
      <text:p text:style-name="Text_20_body">fo gedit give export XDG_DATA_DIRS="/var/lib/flatpak/exports/share:/home/sakthees-monk/.local/share/flatpak/exports/share:$XDG_DATA_DIRS" </text:p>
      <text:h text:style-name="Heading_20_6" text:outline-level="6">ChatGPT said:</text:h>
      <text:p text:style-name="Text_20_body">To add the export line using <text:span text:style-name="Source_20_Text">gedit</text:span>, follow these steps:</text:p>
      <text:p text:style-name="Horizontal_20_Line"/>
      <text:h text:style-name="Heading_20_3" text:outline-level="3">📝 Steps to Add the Line Using <text:span text:style-name="Source_20_Text">gedit</text:span></text:h>
      <text:list xml:id="list1829559665" text:style-name="L7">
        <text:list-item>
          <text:p text:style-name="P10"><text:span text:style-name="Strong_20_Emphasis">Open Terminal</text:span></text:p>
        </text:list-item>
        <text:list-item>
          <text:p text:style-name="P10">Run the following command to open your profile file in <text:span text:style-name="Source_20_Text">gedit</text:span>:</text:p>
        </text:list-item>
      </text:list>
      <text:p text:style-name="P2"><text:span text:style-name="Source_20_Text">gedit ~/.profile</text:span></text:p>
      <text:list xml:id="list3642126490" text:style-name="L8">
        <text:list-item>
          <text:p text:style-name="P11"><text:span text:style-name="Strong_20_Emphasis">Add this line at the end of the file:</text:span></text:p>
        </text:list-item>
      </text:list>
      <text:p text:style-name="P2"><text:span text:style-name="Source_20_Text">export XDG_DATA_DIRS="/var/lib/flatpak/exports/share:/home/sakthees-monk/.local/share/flatpak/exports/share:$XDG_DATA_DIRS"</text:span></text:p>
      <text:list xml:id="list269181273" text:style-name="L9">
        <text:list-item>
          <text:p text:style-name="P12"><text:span text:style-name="Strong_20_Emphasis">Save the file</text:span> (<text:span text:style-name="Source_20_Text">Ctrl+S</text:span>) and <text:span text:style-name="Strong_20_Emphasis">close</text:span> <text:span text:style-name="Source_20_Text">gedit</text:span>.</text:p>
        </text:list-item>
      </text:list>
      <text:p text:style-name="Horizontal_20_Line"/>
      <text:h text:style-name="Heading_20_3" text:outline-level="3">🔄 Apply the Changes</text:h>
      <text:p text:style-name="Text_20_body">After editing, run this in the terminal to apply the changes immediately:</text:p>
      <text:p text:style-name="P2"><text:span text:style-name="Source_20_Text">source ~/.profile</text:span></text:p>
      <text:p text:style-name="Text_20_body">This sets up the Flatpak paths properly for your session. You can now launch Flatpak apps like Bottles from your desktop menu (after installing it, of course).</text:p>
      <text:p text:style-name="Text_20_body">Let me know if you'd like help verifying it works!</text:p>
      <text:h text:style-name="P1" text:outline-level="5"><text:soft-page-break/>You said:</text:h>
      <text:p text:style-name="Text_20_body">tting up libappstream-glib8:amd64 (0.7.16-1ubuntu2) ... Setting up libostree-1-1:amd64 (2020.3-1) ... Setting up flatpak (1.6.5-0ubuntu0.5) ... Processing triggers for man-db (2.9.1-1) ... Processing triggers for dbus (1.12.16-2ubuntu2.3) ... Processing triggers for libc-bin (2.31-0ubuntu9.9) ... sakthees-monk@saktheesmonk-desktop:~$ flatpak run com.usebottles.bottles Note that the directories '/var/lib/flatpak/exports/share' '/home/sakthees-monk/.local/share/flatpak/exports/share' are not in the search path set by the XDG_DATA_DIRS environment variable, so applications installed by Flatpak may not appear on your desktop until the session is restarted. error: app/com.usebottles.bottles/x86_64/master not installed sakthees-monk@saktheesmonk-desktop:~$ </text:p>
      <text:h text:style-name="Heading_20_6" text:outline-level="6">ChatGPT said:</text:h>
      <text:p text:style-name="Text_20_body">The error message you're seeing:</text:p>
      <text:p text:style-name="P2"><text:span text:style-name="Source_20_Text">error: app/com.usebottles.bottles/x86_64/master not installed</text:span></text:p>
      <text:p text:style-name="Text_20_body">means that the <text:span text:style-name="Strong_20_Emphasis">Bottles</text:span> application is <text:span text:style-name="Strong_20_Emphasis">not yet installed</text:span> via Flatpak on your system. The <text:span text:style-name="Source_20_Text">flatpak run</text:span> command only works for already-installed applications.</text:p>
      <text:h text:style-name="Heading_20_3" text:outline-level="3">To fix this, follow these steps:</text:h>
      <text:list xml:id="list2309693680" text:style-name="L10">
        <text:list-item>
          <text:p text:style-name="P13"><text:span text:style-name="Strong_20_Emphasis">Install Bottles using Flatpak:</text:span></text:p>
        </text:list-item>
      </text:list>
      <text:p text:style-name="P2"><text:span text:style-name="Source_20_Text">flatpak install flathub com.usebottles.bottles</text:span></text:p>
      <text:list xml:id="list3590818957" text:style-name="L11">
        <text:list-item>
          <text:p text:style-name="P14"><text:span text:style-name="Strong_20_Emphasis">Run Bottles after installation:</text:span></text:p>
        </text:list-item>
      </text:list>
      <text:p text:style-name="P2"><text:span text:style-name="Source_20_Text">flatpak run com.usebottles.bottles</text:span></text:p>
      <text:p text:style-name="Horizontal_20_Line"/>
      <text:h text:style-name="Heading_20_3" text:outline-level="3">Optional: Fix the XDG_DATA_DIRS warning</text:h>
      <text:p text:style-name="Text_20_body">To avoid issues with desktop integration, consider adding Flatpak export paths to your <text:span text:style-name="Source_20_Text">XDG_DATA_DIRS</text:span> variable.</text:p>
      <text:p text:style-name="Text_20_body">Add this line to your shell configuration file (e.g., <text:span text:style-name="Source_20_Text">.bashrc</text:span>, <text:span text:style-name="Source_20_Text">.zshrc</text:span>, or <text:span text:style-name="Source_20_Text">.profile</text:span>):</text:p>
      <text:p text:style-name="P2"><text:span text:style-name="Source_20_Text">export XDG_DATA_DIRS="/var/lib/flatpak/exports/share:/home/$USER/.local/share/flatpak/exports/share:$XDG_DATA_DIRS"</text:span></text:p>
      <text:p text:style-name="Text_20_body">Then reload your session or run:</text:p>
      <text:p text:style-name="P2"><text:span text:style-name="Source_20_Text">source ~/.bashrc <text:s/># or the appropriate file</text:span></text:p>
      <text:p text:style-name="Text_20_body">Let me know if you'd like help installing or configuring anything else!</text:p>
      <text:h text:style-name="Heading_20_5" text:outline-level="5">You said:</text:h>
      <text:p text:style-name="Text_20_body">sakthees-monk@saktheesmonk-desktop:~$ flatpak install flathub com.usebottles.bottles Note that the directories '/var/lib/flatpak/exports/share' '/home/sakthees-monk/.local/share/flatpak/exports/share' are not in the search path set by the XDG_DATA_DIRS environment variable, so applications installed by Flatpak may not appear on your desktop until the session is restarted. Looking for matches… error: No remote refs found similar to ‘flathub’</text:p>
      <text:h text:style-name="Heading_20_6" text:outline-level="6"><text:soft-page-break/>ChatGPT said:</text:h>
      <text:p text:style-name="Text_20_body">The error:</text:p>
      <text:p text:style-name="P2"><text:span text:style-name="Source_20_Text">error: No remote refs found similar to ‘flathub’</text:span></text:p>
      <text:p text:style-name="Text_20_body">means that <text:span text:style-name="Strong_20_Emphasis">Flatpak doesn't know about the Flathub repository yet</text:span>, so it cannot find the Bottles application.</text:p>
      <text:h text:style-name="Heading_20_3" text:outline-level="3">✅ Solution: Add the Flathub repository</text:h>
      <text:p text:style-name="Text_20_body">Run this command to add Flathub:</text:p>
      <text:p text:style-name="P2"><text:span text:style-name="Source_20_Text">flatpak remote-add --if-not-exists flathub https://flathub.org/repo/flathub.flatpakrepo</text:span></text:p>
      <text:p text:style-name="Text_20_body">Then, try installing Bottles again:</text:p>
      <text:p text:style-name="P2"><text:span text:style-name="Source_20_Text">flatpak install flathub com.usebottles.bottles</text:span></text:p>
      <text:p text:style-name="Horizontal_20_Line"/>
      <text:h text:style-name="Heading_20_3" text:outline-level="3">🔄 Optional: Restart your session</text:h>
      <text:p text:style-name="Text_20_body">To ensure proper desktop integration (menus/icons working), either:</text:p>
      <text:list xml:id="list1166844732" text:style-name="L12">
        <text:list-item>
          <text:p text:style-name="P15">Log out and log back in<text:line-break/><text:span text:style-name="Strong_20_Emphasis">or</text:span></text:p>
        </text:list-item>
        <text:list-item>
          <text:p text:style-name="P15">Add the following line to your <text:span text:style-name="Source_20_Text">.profile</text:span> or <text:span text:style-name="Source_20_Text">.bashrc</text:span> file:</text:p>
        </text:list-item>
      </text:list>
      <text:p text:style-name="P2"><text:span text:style-name="Source_20_Text">export XDG_DATA_DIRS="/var/lib/flatpak/exports/share:/home/$USER/.local/share/flatpak/exports/share:$XDG_DATA_DIRS"</text:span></text:p>
      <text:p text:style-name="Text_20_body">Then run:</text:p>
      <text:p text:style-name="P2"><text:span text:style-name="Source_20_Text">source ~/.profile <text:s text:c="2"/># or ~/.bashrc depending on where you added it</text:span></text:p>
      <text:p text:style-name="Text_20_body">Let me know if you want to continue setting up Bottles or need help with anything Wine-related!</text:p>
      <text:h text:style-name="Heading_20_5" text:outline-level="5">You said:</text:h>
      <text:p text:style-name="Text_20_body">/home/sakthees-monk export XDG_DATA_DIRS="/var/lib/flatpak/exports/share:/home/$USER/.local/share/flatpak/exports/share:$XDG_DATA_DIRS" change above given </text:p>
      <text:h text:style-name="Heading_20_6" text:outline-level="6">ChatGPT said:</text:h>
      <text:p text:style-name="Text_20_body">Sure! You want to modify this line:</text:p>
      <text:p text:style-name="P2"><text:span text:style-name="Source_20_Text">export XDG_DATA_DIRS="/var/lib/flatpak/exports/share:/home/$USER/.local/share/flatpak/exports/share:$XDG_DATA_DIRS"</text:span></text:p>
      <text:p text:style-name="Text_20_body">to explicitly use your home directory path (<text:span text:style-name="Source_20_Text">/home/sakthees-monk</text:span>) instead of <text:span text:style-name="Source_20_Text">$USER</text:span>.</text:p>
      <text:p text:style-name="Text_20_body">Here is the updated line:</text:p>
      <text:p text:style-name="P2"><text:span text:style-name="Source_20_Text">export XDG_DATA_DIRS="/var/lib/flatpak/exports/share:/home/sakthees-monk/.local/share/flatpak/exports/share:$XDG_DATA_DIRS"</text:span></text:p>
      <text:p text:style-name="Horizontal_20_Line"/>
      <text:h text:style-name="Heading_20_3" text:outline-level="3"><text:soft-page-break/>✅ How to Apply It</text:h>
      <text:list xml:id="list2437319152" text:style-name="L13">
        <text:list-item>
          <text:p text:style-name="P16">Open your terminal.</text:p>
        </text:list-item>
        <text:list-item>
          <text:p text:style-name="P16">Edit your profile file (e.g., <text:span text:style-name="Source_20_Text">.profile</text:span>, <text:span text:style-name="Source_20_Text">.bashrc</text:span>, or <text:span text:style-name="Source_20_Text">.zshrc</text:span>):</text:p>
        </text:list-item>
      </text:list>
      <text:p text:style-name="P2"><text:span text:style-name="Source_20_Text">nano ~/.profile</text:span></text:p>
      <text:list xml:id="list570169011" text:style-name="L14">
        <text:list-item>
          <text:p text:style-name="P17">Add this line at the bottom:</text:p>
        </text:list-item>
      </text:list>
      <text:p text:style-name="P2"><text:span text:style-name="Source_20_Text">export XDG_DATA_DIRS="/var/lib/flatpak/exports/share:/home/sakthees-monk/.local/share/flatpak/exports/share:$XDG_DATA_DIRS"</text:span></text:p>
      <text:list xml:id="list3528742756" text:style-name="L15">
        <text:list-item>
          <text:p text:style-name="P18">Save and exit (<text:span text:style-name="Source_20_Text">Ctrl+O</text:span>, <text:span text:style-name="Source_20_Text">Enter</text:span>, then <text:span text:style-name="Source_20_Text">Ctrl+X</text:span>).</text:p>
        </text:list-item>
        <text:list-item>
          <text:p text:style-name="P18">Apply the changes without rebooting:</text:p>
        </text:list-item>
      </text:list>
      <text:p text:style-name="P2"><text:span text:style-name="Source_20_Text">source ~/.profile</text:span></text:p>
      <text:p text:style-name="Text_20_body">Let me know if you want to confirm that Flatpak apps are now showing in your menu or working correctly.</text:p>
      <text:h text:style-name="Heading_20_5" text:outline-level="5">You said:</text:h>
      <text:p text:style-name="Text_20_body">fo gedit give export XDG_DATA_DIRS="/var/lib/flatpak/exports/share:/home/sakthees-monk/.local/share/flatpak/exports/share:$XDG_DATA_DIRS" </text:p>
      <text:h text:style-name="Heading_20_6" text:outline-level="6">ChatGPT said:</text:h>
      <text:p text:style-name="Text_20_body">To add the export line using <text:span text:style-name="Source_20_Text">gedit</text:span>, follow these steps:</text:p>
      <text:p text:style-name="Horizontal_20_Line"/>
      <text:h text:style-name="Heading_20_3" text:outline-level="3">📝 Steps to Add the Line Using <text:span text:style-name="Source_20_Text">gedit</text:span></text:h>
      <text:list xml:id="list2900362767" text:style-name="L16">
        <text:list-item>
          <text:p text:style-name="P19"><text:span text:style-name="Strong_20_Emphasis">Open Terminal</text:span></text:p>
        </text:list-item>
        <text:list-item>
          <text:p text:style-name="P19">Run the following command to open your profile file in <text:span text:style-name="Source_20_Text">gedit</text:span>:</text:p>
        </text:list-item>
      </text:list>
      <text:p text:style-name="P2"><text:span text:style-name="Source_20_Text">gedit ~/.profile</text:span></text:p>
      <text:list xml:id="list1085934822" text:style-name="L17">
        <text:list-item>
          <text:p text:style-name="P20"><text:span text:style-name="Strong_20_Emphasis">Add this line at the end of the file:</text:span></text:p>
        </text:list-item>
      </text:list>
      <text:p text:style-name="P2"><text:span text:style-name="Source_20_Text">export XDG_DATA_DIRS="/var/lib/flatpak/exports/share:/home/sakthees-monk/.local/share/flatpak/exports/share:$XDG_DATA_DIRS"</text:span></text:p>
      <text:list xml:id="list346610803" text:style-name="L18">
        <text:list-item>
          <text:p text:style-name="P21"><text:span text:style-name="Strong_20_Emphasis">Save the file</text:span> (<text:span text:style-name="Source_20_Text">Ctrl+S</text:span>) and <text:span text:style-name="Strong_20_Emphasis">close</text:span> <text:span text:style-name="Source_20_Text">gedit</text:span>.</text:p>
        </text:list-item>
      </text:list>
      <text:p text:style-name="Horizontal_20_Line"/>
      <text:h text:style-name="Heading_20_3" text:outline-level="3">🔄 Apply the Changes</text:h>
      <text:p text:style-name="Text_20_body">After editing, run this in the terminal to apply the changes immediately:</text:p>
      <text:p text:style-name="P2"><text:span text:style-name="Source_20_Text">source ~/.profile</text:span></text:p>
      <text:p text:style-name="Text_20_body">This sets up the Flatpak paths properly for your session. You can now launch Flatpak apps like Bottles from your desktop menu (after installing it, of course).</text:p>
      <text:p text:style-name="Text_20_body">Let me know if you'd like help verifying it works!</text:p>
      <text:p text:style-name="P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" style:font-family-complex="'Lohit Devanagari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erif CJK SC" style:font-family-asian="'Noto Serif CJK SC'" style:font-family-generic-asian="system" style:font-pitch-asian="variable" style:font-size-asian="7pt" style:font-weight-asian="bold" style:font-name-complex="Lohit Devanagari" style:font-family-complex="'Lohit Devanagari'" style:font-family-generic-complex="system" style:font-pitch-complex="variable" style:font-size-complex="7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8T16:16:56.593486733</meta:creation-date>
    <dc:date>2025-06-28T16:25:14.755866685</dc:date>
    <meta:editing-duration>PT8M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42" meta:word-count="1178" meta:character-count="9864" meta:non-whitespace-character-count="8844"/>
  </office:meta>
</office:document-meta>
</file>